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91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04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cell-protect="none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cell-protect="none" style:print-content="true" fo:wrap-option="wrap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style:cell-protect="none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style:cell-protect="none" style:print-content="true" fo:wrap-option="wrap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00" style:cell-protect="none" style:print-content="true" fo:wrap-option="wra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81d41a" style:cell-protect="none" style:print-content="true" fo:wrap-option="wrap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8000" style:cell-protect="none" style:print-content="true" fo:wrap-option="wrap"/>
      <style:text-properties fo:font-size="12pt" style:font-size-asian="12pt" style:font-size-complex="12pt"/>
    </style:style>
    <style:style style:name="ce1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6pt solid #000000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8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019" table:default-cell-style-name="ce1"/>
        <table:table-row table:style-name="ro1">
          <table:table-cell table:style-name="ce3" office:value-type="string" calcext:value-type="string">
            <text:p>AllThatStuff</text:p>
          </table:table-cell>
          <table:table-cell office:value-type="string" calcext:value-type="string">
            <text:p>TO D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1" office:value-type="string" calcext:value-type="string">
            <text:p>want (1-5)</text:p>
          </table:table-cell>
          <table:table-cell table:style-name="ce11" office:value-type="string" calcext:value-type="string">
            <text:p>work (1-5)</text:p>
          </table:table-cell>
          <table:table-cell/>
          <table:table-cell table:style-name="ce13"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RT MENU</text:p>
          </table:table-cell>
          <table:table-cell table:number-columns-repeated="3"/>
          <table:table-cell table:style-name="ce14" office:value-type="string" calcext:value-type="string">
            <text:p>work in progress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elect player piec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need to do th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 in player nam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me lobby / host or join gam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nchronize object ticker for all play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MAIN GAME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drag&amp;drop objects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display card de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players take turn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ke a guess &amp; get poin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 gam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art the game (same players / new players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GENER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at happens if a player drops out?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0:20:11.255825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17T11:40:11.140308824</dc:date>
    <meta:editing-duration>PT1H48M36S</meta:editing-duration>
    <meta:editing-cycles>6</meta:editing-cycles>
    <meta:document-statistic meta:table-count="1" meta:cell-count="41" meta:object-count="0"/>
  </office:meta>
</office:document-meta>
</file>